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Light 10" svg:font-family="'LM Mono Light 10'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2da" officeooo:paragraph-rsid="001fd2da"/>
    </style:style>
    <style:style style:name="P2" style:family="paragraph" style:parent-style-name="Standard">
      <style:text-properties style:font-name="LM Mono Light 10" officeooo:rsid="001fd2da" officeooo:paragraph-rsid="001fd2da"/>
    </style:style>
    <style:style style:name="P3" style:family="paragraph" style:parent-style-name="Standard">
      <style:text-properties style:font-name="LM Mono Light 10" fo:font-size="12pt" officeooo:rsid="001fd2da" officeooo:paragraph-rsid="001fd2da" style:font-size-asian="12pt" style:font-size-complex="12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rsid="001fd2da" officeooo:paragraph-rsid="001fd2da" style:font-size-asian="16pt" style:font-size-complex="16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style:font-size-asian="16pt" style:font-size-complex="16pt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T1" style:family="text">
      <style:text-properties fo:background-color="#dddddd" loext:char-shading-value="0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fo:color="#000000"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n = 50, p = 50, proportion relevent = 0.5</text:p>
      <text:p text:style-name="Standard"/>
      <text:p text:style-name="P3">agg: <text:s/>0.3094737</text:p>
      <text:p text:style-name="P3">hen: <text:s/>0.3021053</text:p>
      <text:p text:style-name="P3">plr: <text:s/>0.3526316</text:p>
      <text:p text:style-name="P3">svm: <text:s/>0.3336842</text:p>
      <text:p text:style-name="P3">lda: <text:s/>0.3389474</text:p>
      <text:p text:style-name="P3">qda: <text:s/>0.3547368</text:p>
      <text:p text:style-name="P3"/>
      <text:p text:style-name="P3"><text:s text:c="3"/>Incl_Orig Split_Prop Qlev_Choice Num_QPart Std_dist Class_Error</text:p>
      <text:p text:style-name="P3">1 <text:s text:c="8"/>no <text:s text:c="7"/>n/a <text:s text:c="7"/>dist <text:s text:c="8"/>1 <text:s text:c="5"/>n/a <text:s text:c="2"/>0.3536842</text:p>
      <text:p text:style-name="P3">2 <text:s text:c="8"/>no <text:s text:c="7"/>n/a <text:s text:c="7"/>dist <text:s text:c="8"/>1 <text:s text:c="4"/>norm <text:s text:c="2"/>0.4715789</text:p>
      <text:p text:style-name="P3">3 <text:s text:c="8"/>no <text:s text:c="7"/>n/a <text:s text:c="7"/>dist <text:s text:c="7"/>10 <text:s text:c="5"/>n/a <text:s text:c="2"/>0.3484211</text:p>
      <text:p text:style-name="P3">4 <text:s text:c="8"/>no <text:s text:c="7"/>n/a <text:s text:c="7"/>dist <text:s text:c="7"/>10 <text:s text:c="4"/>norm <text:s text:c="2"/>0.4936842</text:p>
      <text:p text:style-name="P3">5 <text:s text:c="8"/>no <text:s text:c="7"/>n/a <text:s text:c="7"/>pred <text:s text:c="8"/>1 <text:s text:c="5"/>n/a <text:s text:c="2"/>0.3547368</text:p>
      <text:p text:style-name="P3">6 <text:s text:c="8"/>no <text:s text:c="7"/>n/a <text:s text:c="7"/>pred <text:s text:c="8"/>1 <text:s text:c="4"/>norm <text:s text:c="2"/>0.3705263</text:p>
      <text:p text:style-name="P3">7 <text:s text:c="8"/>no <text:s text:c="7"/>n/a <text:s text:c="7"/>pred <text:s text:c="7"/>10 <text:s text:c="5"/>n/a <text:s text:c="2"/>0.3652632</text:p>
      <text:p text:style-name="P3">8 <text:s text:c="8"/>no <text:s text:c="7"/>n/a <text:s text:c="7"/>pred <text:s text:c="7"/>10 <text:s text:c="4"/>norm <text:s text:c="2"/>0.3694737</text:p>
      <text:p text:style-name="P3">9 <text:s text:c="8"/>no <text:s text:c="7"/>0.5 <text:s text:c="7"/>dist <text:s text:c="8"/>1 <text:s text:c="5"/>n/a <text:s text:c="2"/><text:span text:style-name="T1">0.3010526</text:span></text:p>
      <text:p text:style-name="P3">10 <text:s text:c="7"/>no <text:s text:c="7"/>0.5 <text:s text:c="7"/>dist <text:s text:c="8"/>1 <text:s text:c="4"/>norm <text:s text:c="2"/>0.5000000</text:p>
      <text:p text:style-name="P3">11 <text:s text:c="7"/>no <text:s text:c="7"/>0.5 <text:s text:c="7"/>dist <text:s text:c="7"/>10 <text:s text:c="5"/>n/a <text:s text:c="2"/>0.3347368</text:p>
      <text:p text:style-name="P3">12 <text:s text:c="7"/>no <text:s text:c="7"/>0.5 <text:s text:c="7"/>dist <text:s text:c="7"/>10 <text:s text:c="4"/>norm <text:s text:c="2"/>0.4926316</text:p>
      <text:p text:style-name="P3">13 <text:s text:c="7"/>no <text:s text:c="7"/>0.5 <text:s text:c="7"/>pred <text:s text:c="8"/>1 <text:s text:c="5"/>n/a <text:s text:c="2"/><text:span text:style-name="T4">0.3010526</text:span></text:p>
      <text:p text:style-name="P3">14 <text:s text:c="7"/>no <text:s text:c="7"/>0.5 <text:s text:c="7"/>pred <text:s text:c="8"/>1 <text:s text:c="4"/>norm <text:s text:c="2"/>0.3642105</text:p>
      <text:p text:style-name="P3">15 <text:s text:c="7"/>no <text:s text:c="7"/>0.5 <text:s text:c="7"/>pred <text:s text:c="7"/>10 <text:s text:c="5"/>n/a <text:s text:c="2"/><text:span text:style-name="T1">0.3031579</text:span></text:p>
      <text:p text:style-name="P3">16 <text:s text:c="7"/>no <text:s text:c="7"/>0.5 <text:s text:c="7"/>pred <text:s text:c="7"/>10 <text:s text:c="4"/>norm <text:s text:c="2"/><text:span text:style-name="T1">0.3105263</text:span></text:p>
      <text:p text:style-name="P3">17 <text:s text:c="6"/>yes <text:s text:c="7"/>n/a <text:s text:c="7"/>dist <text:s text:c="8"/>1 <text:s text:c="5"/>n/a <text:s text:c="2"/>0.3905263</text:p>
      <text:p text:style-name="P3">18 <text:s text:c="6"/>yes <text:s text:c="7"/>n/a <text:s text:c="7"/>dist <text:s text:c="8"/>1 <text:s text:c="4"/>norm <text:s text:c="2"/>0.3884211</text:p>
      <text:p text:style-name="P3">19 <text:s text:c="6"/>yes <text:s text:c="7"/>n/a <text:s text:c="7"/>dist <text:s text:c="7"/>10 <text:s text:c="5"/>n/a <text:s text:c="2"/>0.4073684</text:p>
      <text:p text:style-name="P3">20 <text:s text:c="6"/>yes <text:s text:c="7"/>n/a <text:s text:c="7"/>dist <text:s text:c="7"/>10 <text:s text:c="4"/>norm <text:s text:c="2"/>0.3747368</text:p>
      <text:p text:style-name="P3">21 <text:s text:c="6"/>yes <text:s text:c="7"/>n/a <text:s text:c="7"/>pred <text:s text:c="8"/>1 <text:s text:c="5"/>n/a <text:s text:c="2"/>0.3600000</text:p>
      <text:p text:style-name="P3">22 <text:s text:c="6"/>yes <text:s text:c="7"/>n/a <text:s text:c="7"/>pred <text:s text:c="8"/>1 <text:s text:c="4"/>norm <text:s text:c="2"/>0.3800000</text:p>
      <text:p text:style-name="P3">23 <text:s text:c="6"/>yes <text:s text:c="7"/>n/a <text:s text:c="7"/>pred <text:s text:c="7"/>10 <text:s text:c="5"/>n/a <text:s text:c="2"/>0.3515789</text:p>
      <text:p text:style-name="P3">24 <text:s text:c="6"/>yes <text:s text:c="7"/>n/a <text:s text:c="7"/>pred <text:s text:c="7"/>10 <text:s text:c="4"/>norm <text:s text:c="2"/>0.3473684</text:p>
      <text:p text:style-name="P3">25 <text:s text:c="6"/>yes <text:s text:c="7"/>0.5 <text:s text:c="7"/>dist <text:s text:c="8"/>1 <text:s text:c="5"/>n/a <text:s text:c="2"/><text:span text:style-name="T1">0.3105263</text:span></text:p>
      <text:p text:style-name="P3">26 <text:s text:c="6"/>yes <text:s text:c="7"/>0.5 <text:s text:c="7"/>dist <text:s text:c="8"/>1 <text:s text:c="4"/>norm <text:s text:c="2"/><text:span text:style-name="T1">0.3105263</text:span></text:p>
      <text:p text:style-name="P3">27 <text:s text:c="6"/>yes <text:s text:c="7"/>0.5 <text:s text:c="7"/>dist <text:s text:c="7"/>10 <text:s text:c="5"/>n/a <text:s text:c="2"/>0.3063158</text:p>
      <text:p text:style-name="P3">28 <text:s text:c="6"/>yes <text:s text:c="7"/>0.5 <text:s text:c="7"/>dist <text:s text:c="7"/>10 <text:s text:c="4"/>norm <text:s text:c="2"/>0.3031579</text:p>
      <text:p text:style-name="P3">29 <text:s text:c="6"/>yes <text:s text:c="7"/>0.5 <text:s text:c="7"/>pred <text:s text:c="8"/>1 <text:s text:c="5"/>n/a <text:s text:c="2"/>0.3221053</text:p>
      <text:p text:style-name="P3">30 <text:s text:c="6"/>yes <text:s text:c="7"/>0.5 <text:s text:c="7"/>pred <text:s text:c="8"/>1 <text:s text:c="4"/>norm <text:s text:c="2"/><text:span text:style-name="T1">0.3178947</text:span></text:p>
      <text:p text:style-name="P3">31 <text:s text:c="6"/>yes <text:s text:c="7"/>0.5 <text:s text:c="7"/>pred <text:s text:c="7"/>10 <text:s text:c="5"/>n/a <text:s text:c="2"/>0.3252632</text:p>
      <text:p text:style-name="P3">32 <text:s text:c="6"/>yes <text:s text:c="7"/>0.5 <text:s text:c="7"/>pred <text:s text:c="7"/>10 <text:s text:c="4"/>norm <text:s text:c="2"/><text:span text:style-name="T1">0.3000000</text:span></text:p>
      <text:p text:style-name="P3"><text:soft-page-break/></text:p>
      <text:p text:style-name="P3">Incl_Orig <text:s text:c="13"/>no: <text:s/>0.3772 <text:s text:c="10"/>yes: <text:s/>0.3435 <text:s text:c="3"/></text:p>
      <text:p text:style-name="P3">Split_Prop <text:s text:c="11"/>n/a: <text:s/>0.383 <text:s text:c="10"/>0.5: <text:s/>0.3377 <text:s text:c="3"/></text:p>
      <text:p text:style-name="P3">Qlev_Choice <text:s text:c="9"/>dist: <text:s/>0.3805 <text:s text:c="9"/>pred: <text:s/>0.3402 <text:s text:c="3"/></text:p>
      <text:p text:style-name="P3">Num_QPart <text:s text:c="14"/>1: <text:s/>0.3623 <text:s text:c="11"/>10: <text:s/>0.3584 <text:s text:c="3"/></text:p>
      <text:p text:style-name="P3">Std_dist <text:s text:c="13"/>n/a: <text:s/>0.3397 <text:s text:c="9"/>norm: <text:s/>0.3809 <text:s text:c="3"/></text:p>
      <text:p text:style-name="Standard"/>
      <text:p text:style-name="Standard"/>
      <text:p text:style-name="Standard"/>
      <text:p text:style-name="P4"/>
      <text:p text:style-name="P6"/>
      <text:p text:style-name="P5"/>
      <text:p text:style-name="P5">n = 50, p = 100, proportion relevant = 100</text:p>
      <text:p text:style-name="P1"/>
      <text:p text:style-name="P1"/>
      <text:p text:style-name="P2">agg: <text:s/>0.1626316</text:p>
      <text:p text:style-name="P2">hen: <text:s/>0.1569474</text:p>
      <text:p text:style-name="P2">plr: <text:s/>0.2092632</text:p>
      <text:p text:style-name="P2">svm: <text:s/>0.1710526</text:p>
      <text:p text:style-name="P2">lda: <text:s/>0.2589474</text:p>
      <text:p text:style-name="P2">qda: <text:s/>NA</text:p>
      <text:p text:style-name="P2"/>
      <text:p text:style-name="P2"><text:s text:c="3"/>Incl_Orig Split_Prop Qlev_Choice Num_QPart Std_dist Class_Error</text:p>
      <text:p text:style-name="P2">1 <text:s text:c="8"/>no <text:s text:c="7"/>n/a <text:s text:c="7"/>dist <text:s text:c="8"/>1 <text:s text:c="5"/>n/a <text:s text:c="2"/>0.2208421</text:p>
      <text:p text:style-name="P2">2 <text:s text:c="8"/>no <text:s text:c="7"/>n/a <text:s text:c="7"/>dist <text:s text:c="8"/>1 <text:s text:c="4"/>norm <text:s text:c="2"/>0.3620000</text:p>
      <text:p text:style-name="P2">3 <text:s text:c="8"/>no <text:s text:c="7"/>n/a <text:s text:c="7"/>dist <text:s text:c="7"/>10 <text:s text:c="5"/>n/a <text:s text:c="2"/>0.2140000</text:p>
      <text:p text:style-name="P2">4 <text:s text:c="8"/>no <text:s text:c="7"/>n/a <text:s text:c="7"/>dist <text:s text:c="7"/>10 <text:s text:c="4"/>norm <text:s text:c="2"/>0.3676842</text:p>
      <text:p text:style-name="P2">5 <text:s text:c="8"/>no <text:s text:c="7"/>n/a <text:s text:c="7"/>pred <text:s text:c="8"/>1 <text:s text:c="5"/>n/a <text:s text:c="2"/><text:span text:style-name="T1">0.1841053</text:span></text:p>
      <text:p text:style-name="P2">6 <text:s text:c="8"/>no <text:s text:c="7"/>n/a <text:s text:c="7"/>pred <text:s text:c="8"/>1 <text:s text:c="4"/>norm <text:s text:c="2"/>0.2257895</text:p>
      <text:p text:style-name="P2">7 <text:s text:c="8"/>no <text:s text:c="7"/>n/a <text:s text:c="7"/>pred <text:s text:c="7"/>10 <text:s text:c="5"/>n/a <text:s text:c="2"/><text:span text:style-name="T1">0.1878947</text:span></text:p>
      <text:p text:style-name="P2">8 <text:s text:c="8"/>no <text:s text:c="7"/>n/a <text:s text:c="7"/>pred <text:s text:c="7"/>10 <text:s text:c="4"/>norm <text:s text:c="2"/>0.2322105</text:p>
      <text:p text:style-name="P2">9 <text:s text:c="8"/>no <text:s text:c="7"/>0.5 <text:s text:c="7"/>dist <text:s text:c="8"/>1 <text:s text:c="5"/>n/a <text:s text:c="2"/><text:span text:style-name="T1">0.1764211</text:span></text:p>
      <text:p text:style-name="P2">10 <text:s text:c="7"/>no <text:s text:c="7"/>0.5 <text:s text:c="7"/>dist <text:s text:c="8"/>1 <text:s text:c="4"/>norm <text:s text:c="2"/>0.4841053</text:p>
      <text:p text:style-name="P2">11 <text:s text:c="7"/>no <text:s text:c="7"/>0.5 <text:s text:c="7"/>dist <text:s text:c="7"/>10 <text:s text:c="5"/>n/a <text:s text:c="2"/><text:span text:style-name="T4">0.1863158</text:span></text:p>
      <text:p text:style-name="P2">12 <text:s text:c="7"/>no <text:s text:c="7"/>0.5 <text:s text:c="7"/>dist <text:s text:c="7"/>10 <text:s text:c="4"/>norm <text:s text:c="2"/>0.4549474</text:p>
      <text:p text:style-name="P2">13 <text:s text:c="7"/>no <text:s text:c="7"/>0.5 <text:s text:c="7"/>pred <text:s text:c="8"/>1 <text:s text:c="5"/>n/a <text:s text:c="2"/><text:span text:style-name="T4">0.1738947</text:span></text:p>
      <text:p text:style-name="P2">14 <text:s text:c="7"/>no <text:s text:c="7"/>0.5 <text:s text:c="7"/>pred <text:s text:c="8"/>1 <text:s text:c="4"/>norm <text:s text:c="2"/>0.2985263</text:p>
      <text:p text:style-name="P2">15 <text:s text:c="7"/>no <text:s text:c="7"/>0.5 <text:s text:c="7"/>pred <text:s text:c="7"/>10 <text:s text:c="5"/>n/a <text:s text:c="2"/><text:span text:style-name="T1">0.1756842</text:span></text:p>
      <text:p text:style-name="P2">16 <text:s text:c="7"/>no <text:s text:c="7"/>0.5 <text:s text:c="7"/>pred <text:s text:c="7"/>10 <text:s text:c="4"/>norm <text:s text:c="2"/>0.2768421</text:p>
      <text:p text:style-name="P2">17 <text:s text:c="6"/>yes <text:s text:c="7"/>n/a <text:s text:c="7"/>dist <text:s text:c="8"/>1 <text:s text:c="5"/>n/a <text:s text:c="2"/>0.2156842</text:p>
      <text:p text:style-name="P2">18 <text:s text:c="6"/>yes <text:s text:c="7"/>n/a <text:s text:c="7"/>dist <text:s text:c="8"/>1 <text:s text:c="4"/>norm <text:s text:c="2"/>0.3283158</text:p>
      <text:p text:style-name="P2">19 <text:s text:c="6"/>yes <text:s text:c="7"/>n/a <text:s text:c="7"/>dist <text:s text:c="7"/>10 <text:s text:c="5"/>n/a <text:s text:c="2"/>0.2186316</text:p>
      <text:p text:style-name="P2"><text:soft-page-break/>20 <text:s text:c="6"/>yes <text:s text:c="7"/>n/a <text:s text:c="7"/>dist <text:s text:c="7"/>10 <text:s text:c="4"/>norm <text:s text:c="2"/>0.3285263</text:p>
      <text:p text:style-name="P2">21 <text:s text:c="6"/>yes <text:s text:c="7"/>n/a <text:s text:c="7"/>pred <text:s text:c="8"/>1 <text:s text:c="5"/>n/a <text:s text:c="2"/><text:span text:style-name="T1">0.1857895</text:span></text:p>
      <text:p text:style-name="P2">22 <text:s text:c="6"/>yes <text:s text:c="7"/>n/a <text:s text:c="7"/>pred <text:s text:c="8"/>1 <text:s text:c="4"/>norm <text:s text:c="2"/>0.2232632</text:p>
      <text:p text:style-name="P2">23 <text:s text:c="6"/>yes <text:s text:c="7"/>n/a <text:s text:c="7"/>pred <text:s text:c="7"/>10 <text:s text:c="5"/>n/a <text:s text:c="2"/><text:span text:style-name="T1">0.1913684</text:span></text:p>
      <text:p text:style-name="P2">24 <text:s text:c="6"/>yes <text:s text:c="7"/>n/a <text:s text:c="7"/>pred <text:s text:c="7"/>10 <text:s text:c="4"/>norm <text:s text:c="2"/>0.2106316</text:p>
      <text:p text:style-name="P2">25 <text:s text:c="6"/>yes <text:s text:c="7"/>0.5 <text:s text:c="7"/>dist <text:s text:c="8"/>1 <text:s text:c="5"/>n/a <text:s text:c="2"/><text:span text:style-name="T1">0.1906316</text:span></text:p>
      <text:p text:style-name="P2">26 <text:s text:c="6"/>yes <text:s text:c="7"/>0.5 <text:s text:c="7"/>dist <text:s text:c="8"/>1 <text:s text:c="4"/>norm <text:s text:c="2"/>0.4070526</text:p>
      <text:p text:style-name="P2">27 <text:s text:c="6"/>yes <text:s text:c="7"/>0.5 <text:s text:c="7"/>dist <text:s text:c="7"/>10 <text:s text:c="5"/>n/a <text:s text:c="2"/><text:span text:style-name="T1">0.1852632</text:span></text:p>
      <text:p text:style-name="P2">28 <text:s text:c="6"/>yes <text:s text:c="7"/>0.5 <text:s text:c="7"/>dist <text:s text:c="7"/>10 <text:s text:c="4"/>norm <text:s text:c="2"/>0.3908421</text:p>
      <text:p text:style-name="P2">29 <text:s text:c="6"/>yes <text:s text:c="7"/>0.5 <text:s text:c="7"/>pred <text:s text:c="8"/>1 <text:s text:c="5"/>n/a <text:s text:c="2"/><text:span text:style-name="T1">0.1752632</text:span></text:p>
      <text:p text:style-name="P2">30 <text:s text:c="6"/>yes <text:s text:c="7"/>0.5 <text:s text:c="7"/>pred <text:s text:c="8"/>1 <text:s text:c="4"/>norm <text:s text:c="2"/>0.2054737</text:p>
      <text:p text:style-name="P2">31 <text:s text:c="6"/>yes <text:s text:c="7"/>0.5 <text:s text:c="7"/>pred <text:s text:c="7"/>10 <text:s text:c="5"/>n/a <text:s text:c="2"/><text:span text:style-name="T1">0.1844211</text:span></text:p>
      <text:p text:style-name="P2">32 <text:s text:c="6"/>yes <text:s text:c="7"/>0.5 <text:s text:c="7"/>pred <text:s text:c="7"/>10 <text:s text:c="4"/>norm <text:s text:c="2"/>0.2135789</text:p>
      <text:p text:style-name="P2"/>
      <text:p text:style-name="P2">Incl_Orig <text:s text:c="13"/>no: <text:s/>0.2638 <text:s text:c="10"/>yes: <text:s/>0.2409 <text:s text:c="3"/></text:p>
      <text:p text:style-name="P2">Split_Prop <text:s text:c="11"/>n/a: <text:s/>0.2435 <text:s text:c="10"/>0.5: <text:s/>0.2612 <text:s text:c="3"/></text:p>
      <text:p text:style-name="P2">Qlev_Choice <text:s text:c="9"/>dist: <text:s/>0.2957 <text:s text:c="9"/>pred: <text:s/>0.209 <text:s text:c="3"/></text:p>
      <text:p text:style-name="P2">Num_QPart <text:s text:c="14"/>1: <text:s/>0.2536 <text:s text:c="11"/>10: <text:s/>0.2512 <text:s text:c="3"/></text:p>
      <text:p text:style-name="P2">Std_dist <text:s text:c="13"/>n/a: <text:s/>0.1916 <text:s text:c="9"/>norm: <text:s/>0.3131 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P1"/>
      <text:p text:style-name="P1">n = 50, p = 500, proportion relevant = 0.5</text:p>
      <text:p text:style-name="P1"/>
      <text:p text:style-name="P2">agg: <text:s/>0.02589474</text:p>
      <text:p text:style-name="P2">hen: <text:s/>0.06515789</text:p>
      <text:p text:style-name="P2">plr: <text:s/>0.09726316</text:p>
      <text:p text:style-name="P2">svm: <text:s/>0.04073684</text:p>
      <text:p text:style-name="P2">lda: <text:s/>0.03378947</text:p>
      <text:p text:style-name="P2">qda: <text:s/>NA</text:p>
      <text:p text:style-name="P2"/>
      <text:p text:style-name="P2"><text:s text:c="3"/>Incl_Orig Split_Prop Qlev_Choice Num_QPart Std_dist Class_Error</text:p>
      <text:p text:style-name="P2">1 <text:s text:c="8"/>no <text:s text:c="7"/>n/a <text:s text:c="7"/>dist <text:s text:c="8"/>1 <text:s text:c="5"/>n/a <text:s/>0.10126316</text:p>
      <text:p text:style-name="P2">2 <text:s text:c="8"/>no <text:s text:c="7"/>n/a <text:s text:c="7"/>dist <text:s text:c="8"/>1 <text:s text:c="4"/>norm <text:s/>0.37200000</text:p>
      <text:p text:style-name="P2">3 <text:s text:c="8"/>no <text:s text:c="7"/>n/a <text:s text:c="7"/>dist <text:s text:c="7"/>10 <text:s text:c="5"/>n/a <text:s/>0.10968421</text:p>
      <text:p text:style-name="P2">4 <text:s text:c="8"/>no <text:s text:c="7"/>n/a <text:s text:c="7"/>dist <text:s text:c="7"/>10 <text:s text:c="4"/>norm <text:s/>0.35926316</text:p>
      <text:p text:style-name="P2">5 <text:s text:c="8"/>no <text:s text:c="7"/>n/a <text:s text:c="7"/>pred <text:s text:c="8"/>1 <text:s text:c="5"/>n/a <text:s/>0.08915789</text:p>
      <text:p text:style-name="P2"><text:soft-page-break/>6 <text:s text:c="8"/>no <text:s text:c="7"/>n/a <text:s text:c="7"/>pred <text:s text:c="8"/>1 <text:s text:c="4"/>norm <text:s/>0.14715789</text:p>
      <text:p text:style-name="P2">7 <text:s text:c="8"/>no <text:s text:c="7"/>n/a <text:s text:c="7"/>pred <text:s text:c="7"/>10 <text:s text:c="5"/>n/a <text:s/>0.07800000</text:p>
      <text:p text:style-name="P2">8 <text:s text:c="8"/>no <text:s text:c="7"/>n/a <text:s text:c="7"/>pred <text:s text:c="7"/>10 <text:s text:c="4"/>norm <text:s/>0.14747368</text:p>
      <text:p text:style-name="P2">9 <text:s text:c="8"/>no <text:s text:c="7"/>0.5 <text:s text:c="7"/>dist <text:s text:c="8"/>1 <text:s text:c="5"/>n/a <text:s/><text:span text:style-name="T1">0.05926316</text:span></text:p>
      <text:p text:style-name="P2">10 <text:s text:c="7"/>no <text:s text:c="7"/>0.5 <text:s text:c="7"/>dist <text:s text:c="8"/>1 <text:s text:c="4"/>norm <text:s/>0.50021053</text:p>
      <text:p text:style-name="P2">11 <text:s text:c="7"/>no <text:s text:c="7"/>0.5 <text:s text:c="7"/>dist <text:s text:c="7"/>10 <text:s text:c="5"/>n/a <text:s/><text:span text:style-name="T1">0.06221053</text:span></text:p>
      <text:p text:style-name="P2">12 <text:s text:c="7"/>no <text:s text:c="7"/>0.5 <text:s text:c="7"/>dist <text:s text:c="7"/>10 <text:s text:c="4"/>norm <text:s/>0.50031579</text:p>
      <text:p text:style-name="P2">13 <text:s text:c="7"/>no <text:s text:c="7"/>0.5 <text:s text:c="7"/>pred <text:s text:c="8"/>1 <text:s text:c="5"/>n/a <text:s/><text:span text:style-name="T1">0.05115789</text:span></text:p>
      <text:p text:style-name="P2">14 <text:s text:c="7"/>no <text:s text:c="7"/>0.5 <text:s text:c="7"/>pred <text:s text:c="8"/>1 <text:s text:c="4"/>norm <text:s/>0.32547368</text:p>
      <text:p text:style-name="P2">15 <text:s text:c="7"/>no <text:s text:c="7"/>0.5 <text:s text:c="7"/>pred <text:s text:c="7"/>10 <text:s text:c="5"/>n/a <text:s/><text:span text:style-name="T1">0.05157895</text:span></text:p>
      <text:p text:style-name="P2">16 <text:s text:c="7"/>no <text:s text:c="7"/>0.5 <text:s text:c="7"/>pred <text:s text:c="7"/>10 <text:s text:c="4"/>norm <text:s/>0.28431579</text:p>
      <text:p text:style-name="P2">17 <text:s text:c="6"/>yes <text:s text:c="7"/>n/a <text:s text:c="7"/>dist <text:s text:c="8"/>1 <text:s text:c="5"/>n/a <text:s/>0.12200000</text:p>
      <text:p text:style-name="P2">18 <text:s text:c="6"/>yes <text:s text:c="7"/>n/a <text:s text:c="7"/>dist <text:s text:c="8"/>1 <text:s text:c="4"/>norm <text:s/>0.32105263</text:p>
      <text:p text:style-name="P2">19 <text:s text:c="6"/>yes <text:s text:c="7"/>n/a <text:s text:c="7"/>dist <text:s text:c="7"/>10 <text:s text:c="5"/>n/a <text:s/>0.11673684</text:p>
      <text:p text:style-name="P2">20 <text:s text:c="6"/>yes <text:s text:c="7"/>n/a <text:s text:c="7"/>dist <text:s text:c="7"/>10 <text:s text:c="4"/>norm <text:s/>0.32936842</text:p>
      <text:p text:style-name="P2">21 <text:s text:c="6"/>yes <text:s text:c="7"/>n/a <text:s text:c="7"/>pred <text:s text:c="8"/>1 <text:s text:c="5"/>n/a <text:s/>0.08421053</text:p>
      <text:p text:style-name="P2">22 <text:s text:c="6"/>yes <text:s text:c="7"/>n/a <text:s text:c="7"/>pred <text:s text:c="8"/>1 <text:s text:c="4"/>norm <text:s/>0.14768421</text:p>
      <text:p text:style-name="P2">23 <text:s text:c="6"/>yes <text:s text:c="7"/>n/a <text:s text:c="7"/>pred <text:s text:c="7"/>10 <text:s text:c="5"/>n/a <text:s/>0.08400000</text:p>
      <text:p text:style-name="P2">24 <text:s text:c="6"/>yes <text:s text:c="7"/>n/a <text:s text:c="7"/>pred <text:s text:c="7"/>10 <text:s text:c="4"/>norm <text:s/>0.13863158</text:p>
      <text:p text:style-name="P2">25 <text:s text:c="6"/>yes <text:s text:c="7"/>0.5 <text:s text:c="7"/>dist <text:s text:c="8"/>1 <text:s text:c="5"/>n/a <text:s/><text:span text:style-name="T1">0.05115789</text:span></text:p>
      <text:p text:style-name="P2">26 <text:s text:c="6"/>yes <text:s text:c="7"/>0.5 <text:s text:c="7"/>dist <text:s text:c="8"/>1 <text:s text:c="4"/>norm <text:s/>0.48757895</text:p>
      <text:p text:style-name="P2">27 <text:s text:c="6"/>yes <text:s text:c="7"/>0.5 <text:s text:c="7"/>dist <text:s text:c="7"/>10 <text:s text:c="5"/>n/a <text:s/><text:span text:style-name="T1">0.05389474</text:span></text:p>
      <text:p text:style-name="P2">28 <text:s text:c="6"/>yes <text:s text:c="7"/>0.5 <text:s text:c="7"/>dist <text:s text:c="7"/>10 <text:s text:c="4"/>norm <text:s/>0.49821053</text:p>
      <text:p text:style-name="P2">29 <text:s text:c="6"/>yes <text:s text:c="7"/>0.5 <text:s text:c="7"/>pred <text:s text:c="8"/>1 <text:s text:c="5"/>n/a <text:s/><text:span text:style-name="T1">0.05010526</text:span></text:p>
      <text:p text:style-name="P2">30 <text:s text:c="6"/>yes <text:s text:c="7"/>0.5 <text:s text:c="7"/>pred <text:s text:c="8"/>1 <text:s text:c="4"/>norm <text:s/>0.18589474</text:p>
      <text:p text:style-name="P2">31 <text:s text:c="6"/>yes <text:s text:c="7"/>0.5 <text:s text:c="7"/>pred <text:s text:c="7"/>10 <text:s text:c="5"/>n/a <text:s/><text:span text:style-name="T1">0.04705263</text:span></text:p>
      <text:p text:style-name="P2">32 <text:s text:c="6"/>yes <text:s text:c="7"/>0.5 <text:s text:c="7"/>pred <text:s text:c="7"/>10 <text:s text:c="4"/>norm <text:s/>0.20652632</text:p>
      <text:p text:style-name="P2"/>
      <text:p text:style-name="P2">Incl_Orig <text:s text:c="13"/>no: <text:s/>0.2024 <text:s text:c="10"/>yes: <text:s/>0.1828 <text:s text:c="3"/></text:p>
      <text:p text:style-name="P2">Split_Prop <text:s text:c="11"/>n/a: <text:s/>0.1717 <text:s text:c="10"/>0.5: <text:s/>0.2134 <text:s text:c="3"/></text:p>
      <text:p text:style-name="P2">Qlev_Choice <text:s text:c="9"/>dist: <text:s/>0.2528 <text:s text:c="9"/>pred: <text:s/>0.1324 <text:s text:c="3"/></text:p>
      <text:p text:style-name="P2">Num_QPart <text:s text:c="14"/>1: <text:s/>0.1935 <text:s text:c="11"/>10: <text:s/>0.1917 <text:s text:c="3"/></text:p>
      <text:p text:style-name="P2">Std_dist <text:s text:c="13"/>n/a: <text:s/>0.0757 <text:s text:c="9"/>norm: <text:s/>0.3094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Light 10" svg:font-family="'LM Mono Light 10'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9:18:00.879445713</meta:creation-date>
    <dc:date>2016-08-29T09:38:27.856994982</dc:date>
    <meta:editing-duration>PT5M1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35" meta:word-count="831" meta:character-count="7831" meta:non-whitespace-character-count="3386"/>
  </office:meta>
</office:document-meta>
</file>